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Standard">
      <style:paragraph-properties fo:margin-left="0cm" fo:margin-right="0cm" fo:orphans="2" fo:widows="2" fo:text-indent="0cm" style:auto-text-indent="false"/>
    </style:style>
    <style:style style:name="P3" style:family="paragraph" style:parent-style-name="Text_20_body">
      <style:text-properties style:font-name="Arial" fo:font-size="12pt" style:font-size-asian="12pt" style:font-size-complex="12pt"/>
    </style:style>
    <style:style style:name="P4" style:family="paragraph" style:parent-style-name="Preformatted_20_Text">
      <style:paragraph-properties fo:margin-top="0cm" fo:margin-bottom="0.499cm" fo:text-align="start" style:justify-single-word="false" style:writing-mode="lr-tb"/>
      <style:text-properties style:font-name="Arial" fo:font-size="12pt" style:font-size-asian="12pt" style:font-size-complex="12pt"/>
    </style:style>
    <style:style style:name="P5" style:family="paragraph" style:parent-style-name="Preformatted_20_Text">
      <style:paragraph-properties fo:margin-top="0cm" fo:margin-bottom="0.499cm" fo:text-align="start" style:justify-single-word="false" style:writing-mode="lr-tb"/>
      <style:text-properties style:font-name="Arial" fo:font-size="12pt" fo:language="de" fo:country="DE" style:font-size-asian="12pt" style:font-size-complex="12pt"/>
    </style:style>
    <style:style style:name="P6" style:family="paragraph" style:parent-style-name="Preformatted_20_Text">
      <style:paragraph-properties fo:margin-top="0cm" fo:margin-bottom="0.499cm" fo:text-align="start" style:justify-single-word="false" style:writing-mode="lr-tb"/>
      <style:text-properties style:font-name="Arial" fo:font-size="12pt" fo:font-weight="bold" style:font-size-asian="12pt" style:font-weight-asian="bold" style:font-size-complex="12pt" style:font-weight-complex="bold"/>
    </style:style>
    <style:style style:name="P7" style:family="paragraph" style:parent-style-name="Preformatted_20_Text">
      <style:paragraph-properties fo:text-align="start" style:justify-single-word="false" style:writing-mode="lr-tb"/>
      <style:text-properties style:font-name="Arial" fo:font-size="12pt" style:font-size-asian="12pt" style:font-size-complex="12pt"/>
    </style:style>
    <style:style style:name="P8" style:family="paragraph" style:parent-style-name="Preformatted_20_Text">
      <style:paragraph-properties fo:text-align="start" style:justify-single-word="false" style:writing-mode="lr-tb"/>
      <style:text-properties style:font-name="Arial" fo:font-size="12pt" fo:font-weight="bold" style:font-size-asian="12pt" style:font-weight-asian="bold" style:font-size-complex="12pt" style:font-weight-complex="bold"/>
    </style:style>
    <style:style style:name="P9" style:family="paragraph" style:parent-style-name="Preformatted_20_Text">
      <style:paragraph-properties fo:text-align="start" style:justify-single-word="false" style:writing-mode="lr-tb"/>
      <style:text-properties style:font-name="Arial" fo:font-size="12pt" fo:language="de" fo:country="DE" style:font-size-asian="12pt" style:font-size-complex="12pt"/>
    </style:style>
    <style:style style:name="P10" style:family="paragraph" style:parent-style-name="Preformatted_20_Text">
      <style:paragraph-properties fo:text-align="start" style:justify-single-word="false" style:writing-mode="lr-tb"/>
      <style:text-properties style:font-name="Arial" fo:font-size="12pt" fo:language="de" fo:country="DE" fo:font-weight="bold" style:font-size-asian="12pt" style:font-weight-asian="bold" style:font-size-complex="12pt" style:font-weight-complex="bold"/>
    </style:style>
    <style:style style:name="T1" style:family="text">
      <style:text-properties fo:font-variant="normal" fo:text-transform="none" fo:color="#000000" style:font-name="sans-serif" fo:font-size="15pt" fo:letter-spacing="normal" fo:font-style="normal"/>
    </style:style>
    <style:style style:name="T2" style:family="text">
      <style:text-properties fo:font-variant="normal" fo:text-transform="none" fo:color="#000000" fo:font-size="15pt" fo:letter-spacing="normal" fo:font-style="normal"/>
    </style:style>
    <style:style style:name="T3" style:family="text">
      <style:text-properties fo:font-variant="normal" fo:text-transform="none" fo:color="#000000" style:font-name="Arial" fo:font-size="15pt" fo:letter-spacing="normal" fo:font-style="normal"/>
    </style:style>
    <style:style style:name="T4" style:family="text">
      <style:text-properties fo:font-variant="normal" fo:text-transform="none" fo:color="#000000" style:font-name="Arial" fo:letter-spacing="normal" fo:font-style="normal"/>
    </style:style>
    <style:style style:name="T5" style:family="text">
      <style:text-properties fo:font-variant="normal" fo:text-transform="none" fo:color="#000000" style:font-name="Arial" fo:font-size="12pt" fo:letter-spacing="normal" fo:font-style="normal" style:font-size-asian="12pt" style:font-size-complex="12pt"/>
    </style:style>
    <style:style style:name="T6" style:family="text">
      <style:text-properties fo:font-variant="normal" fo:text-transform="none" fo:color="#000000" fo:font-size="12pt" fo:letter-spacing="normal" fo:font-style="normal" style:font-size-asian="12pt" style:font-size-complex="12pt"/>
    </style:style>
    <style:style style:name="T7" style:family="text">
      <style:text-properties fo:language="de" fo:country="DE"/>
    </style:style>
    <style:style style:name="T8" style:family="text">
      <style:text-properties fo:language="de" fo:country="DE" fo:font-weight="bold" style:font-weight-asian="bold" style:font-weight-complex="bold"/>
    </style:style>
    <style:style style:name="T9" style:family="text">
      <style:text-properties style:font-name="Arial"/>
    </style:style>
    <style:style style:name="T10" style:family="text">
      <style:text-properties style:font-name="Arial" fo:font-size="12pt" style:font-size-asian="12pt" style:font-size-complex="12pt"/>
    </style:style>
    <style:style style:name="T11" style:family="text">
      <style:text-properties style:font-name="Arial" fo:font-size="12pt" fo:language="de" fo:country="DE" style:font-size-asian="12pt" style:font-size-complex="12pt"/>
    </style:style>
    <style:style style:name="T12" style:family="text">
      <style:text-properties style:font-name="Arial" fo:font-size="12pt" fo:font-weight="bold" style:font-size-asian="12pt" style:font-weight-asian="bold" style:font-size-complex="12pt" style:font-weight-complex="bold"/>
    </style:style>
    <style:style style:name="T13" style:family="text">
      <style:text-properties fo:font-size="12pt" style:font-size-asian="12pt" style:font-size-complex="12pt"/>
    </style:style>
    <style:style style:name="T14" style:family="text">
      <style:text-properties fo:font-size="12pt" fo:language="de" fo:country="DE" style:font-size-asian="12pt" style:font-size-complex="12pt"/>
    </style:style>
    <style:style style:name="T15"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trong_20_Emphasis"><text:span text:style-name="T5">NIST Framework's five key functions</text:span></text:span><text:span text:style-name="T12"> (Identy)</text:span></text:p>
      <text:p text:style-name="P1"/>
      <text:p text:style-name="P4"><text:bookmark text:name="tw-target-text"/><text:span text:style-name="T7">Anhand der fünf Schlüsselfunktionen des NIST-Frameworks werden wir untersuchen, wie Organisationen Cybersicherheitsrichtlinien umsetzen.</text:span></text:p>
      <text:p text:style-name="P6"><text:span text:style-name="T7">- identy</text:span></text:p>
      <text:p text:style-name="P6"><text:span text:style-name="T7">- Protect</text:span></text:p>
      <text:p text:style-name="P6"><text:span text:style-name="T7">- Detect</text:span></text:p>
      <text:p text:style-name="P6"><text:span text:style-name="T7">- Respond </text:span></text:p>
      <text:p text:style-name="P6"><text:span text:style-name="T7">- Recover</text:span></text:p>
      <text:p text:style-name="P4"><text:bookmark text:name="tw-target-text1"/><text:span text:style-name="T7">NIST ist das am weitesten verbreitete Cybersicherheits-Framework. Daher ist es für die Cyber-Industrie von entscheidender Bedeutung, es, seine Vorschläge und die Funktionsweise dieses Frameworks zu verstehen. Die Verwendung wird Ihnen helfen, Verfahren und Richtlinien sowie die Best Practices für den Umgang mit jedem Angriff oder Vorfall zu verstehen.</text:span></text:p>
      <text:p text:style-name="P4"><text:span text:style-name="T7">Die fünf Grundfunktionen von NIST umfassen alle Bereiche der Cybersicherheit und machen dieses Framework zu einem umfassenden Ansatz zum Schutz nahezu jedes Unternehmens.</text:span></text:p>
      <text:p text:style-name="P8"><text:span text:style-name="T7">Step 1</text:span></text:p>
      <text:p text:style-name="P9">Bewerten Sie zunächst jeden Vermögenswert unter Berücksichtigung der folgenden Frage:</text:p>
      <text:p text:style-name="P7"/>
      <text:p text:style-name="P7">„<text:span text:style-name="T7">Was passiert mit unserer Organisation, wenn dieser Vermögenswert angegriffen wird oder nicht mehr funktioniert?“</text:span></text:p>
      <text:p text:style-name="P7"/>
      <text:p text:style-name="P5">Unternehmen sollten nach Variablen suchen, die Risiken darstellen, wie etwa Mitarbeiterfehler oder Schwachstellen in der Lieferkette.</text:p>
      <text:p text:style-name="P10">Step 2</text:p>
      <text:p text:style-name="P9">Nachdem Sie alle potenziellen Risiken für Vermögenswerte bewertet haben, bewerten Sie das Angriffspotenzial unter Berücksichtigung der folgenden Frage:</text:p>
      <text:p text:style-name="P7"/>
      <text:p text:style-name="P4"><text:span text:style-name="T15">„</text:span><text:span text:style-name="T8">Wie groß ist die Wahrscheinlichkeit, dass sich jemand in diesen Vermögenswert hackt?“</text:span></text:p>
      <text:p text:style-name="P4"><text:span text:style-name="T8">Step 3 </text:span></text:p>
      <text:p text:style-name="P4"><text:span text:style-name="T7">Bewerten Sie als Nächstes die Fähigkeit der Organisation, sich vor den identifizierten Cyberbedrohungen zu schützen.</text:span></text:p>
      <text:p text:style-name="P4"><text:span text:style-name="T7">Dazu gehört die Bewertung der IT-Abteilung, des Cybersicherheitsteams, interner Richtlinien und Gesetze, des organisatorischen Umfelds und anderer Faktoren.</text:span></text:p>
      <text:p text:style-name="P6"><text:bookmark text:name="tw-target-text2"/><text:span text:style-name="T7">Step 4 </text:span></text:p>
      <text:p text:style-name="P4"><text:span text:style-name="T7">Sammeln Sie abschließend alle Informationen, die Sie über potenzielle Risiken und vorbeugende Maßnahmen gefunden haben, und wenden Sie diese auf das Risikomanagement an, das hier als die Verfahren einer Organisation zur Priorisierung und Optimierung von Cybersicherheitsressourcen definiert wi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85cm" fo:margin-bottom="0.991cm" fo:margin-left="2cm" fo:margin-right="1.21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M44S</meta:editing-duration>
    <meta:editing-cycles>6</meta:editing-cycles>
    <meta:generator>OpenOffice/4.1.14$Win32 OpenOffice.org_project/4114m1$Build-9811</meta:generator>
    <dc:date>2023-11-20T11:06:51.06</dc:date>
    <dc:creator>kaos sevdalisi</dc:creator>
    <meta:document-statistic meta:table-count="0" meta:image-count="0" meta:object-count="0" meta:page-count="1" meta:paragraph-count="21" meta:word-count="251" meta:character-count="1909"/>
    <meta:user-defined meta:name="Info 1"/>
    <meta:user-defined meta:name="Info 2"/>
    <meta:user-defined meta:name="Info 3"/>
    <meta:user-defined meta:name="Info 4"/>
  </office:meta>
</office:document-meta>
</file>